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5000002CBD0DAD53458C548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0e0" officeooo:paragraph-rsid="000a6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ception base model architecture</text:p>
      <text:p text:style-name="P1"><draw:frame draw:style-name="fr1" draw:name="Image1" text:anchor-type="char" svg:x="0in" svg:y="0.25in" svg:width="6.9252in" svg:height="6.5402in" draw:z-index="0"><draw:image xlink:href="Pictures/10000201000002F5000002CBD0DAD53458C548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1:03:58.727546500</meta:creation-date>
    <dc:date>2021-03-16T21:08:07.927688250</dc:date>
    <meta:editing-duration>PT4M9S</meta:editing-duration>
    <meta:editing-cycles>1</meta:editing-cycles>
    <meta:document-statistic meta:table-count="0" meta:image-count="1" meta:object-count="0" meta:page-count="1" meta:paragraph-count="1" meta:word-count="4" meta:character-count="32" meta:non-whitespace-character-count="29"/>
    <meta:generator>LibreOffice/6.4.6.2$Linux_X86_64 LibreOffice_project/40$Build-2</meta:generator>
  </office:meta>
</office:document-meta>
</file>